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8" style:family="table">
      <style:table-properties style:width="18.505cm" fo:margin-left="0.009cm" fo:margin-top="0cm" fo:margin-bottom="0cm" table:align="left" style:writing-mode="lr-tb"/>
    </style:style>
    <style:style style:name="Таблица8.A" style:family="table-column">
      <style:table-column-properties style:column-width="1.18cm"/>
    </style:style>
    <style:style style:name="Таблица8.B" style:family="table-column">
      <style:table-column-properties style:column-width="3.253cm"/>
    </style:style>
    <style:style style:name="Таблица8.C" style:family="table-column">
      <style:table-column-properties style:column-width="1.669cm"/>
    </style:style>
    <style:style style:name="Таблица8.D" style:family="table-column">
      <style:table-column-properties style:column-width="4.694cm"/>
    </style:style>
    <style:style style:name="Таблица8.E" style:family="table-column">
      <style:table-column-properties style:column-width="3.856cm"/>
    </style:style>
    <style:style style:name="Таблица8.F" style:family="table-column">
      <style:table-column-properties style:column-width="3.854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8.E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2" style:family="table-row">
      <style:table-row-properties style:min-row-height="0.817cm" fo:keep-together="auto"/>
    </style:style>
    <style:style style:name="Таблица8.C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8.3" style:family="table-row">
      <style:table-row-properties style:min-row-height="0.54cm" fo:keep-together="auto"/>
    </style:style>
    <style:style style:name="Таблица8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D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8.C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8.C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8.C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E1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8.16" style:family="table-row">
      <style:table-row-properties style:min-row-height="0.489cm" fo:keep-together="auto"/>
    </style:style>
    <style:style style:name="Таблица8.C1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8.17" style:family="table-row">
      <style:table-row-properties style:min-row-height="0.49cm" fo:keep-together="auto"/>
    </style:style>
    <style:style style:name="Таблица8.C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1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2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2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2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8.C2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2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2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2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2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8.C3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3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3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33" style:family="table-row">
      <style:table-row-properties style:min-row-height="0.496cm" fo:keep-together="auto"/>
    </style:style>
    <style:style style:name="Таблица8.C3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3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35" style:family="table-row">
      <style:table-row-properties style:min-row-height="0.635cm" fo:keep-together="auto"/>
    </style:style>
    <style:style style:name="Таблица8.C3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8.36" style:family="table-row">
      <style:table-row-properties style:min-row-height="0.637cm" fo:keep-together="auto"/>
    </style:style>
    <style:style style:name="Таблица8.C3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3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3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3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4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4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4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4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44" style:family="table-row">
      <style:table-row-properties style:min-row-height="0.318cm" fo:keep-together="auto"/>
    </style:style>
    <style:style style:name="Таблица8.C4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4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46" style:family="table-row">
      <style:table-row-properties style:min-row-height="0.549cm" fo:keep-together="auto"/>
    </style:style>
    <style:style style:name="Таблица8.C4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8.47" style:family="table-row">
      <style:table-row-properties style:min-row-height="0.55cm" fo:keep-together="auto"/>
    </style:style>
    <style:style style:name="Таблица8.C4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4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4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5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5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5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53" style:family="table-row">
      <style:table-row-properties style:min-row-height="0.275cm" fo:keep-together="auto"/>
    </style:style>
    <style:style style:name="Таблица8.C5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8.C5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/>
      <style:text-properties officeooo:paragraph-rsid="0017260e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ru" fo:country="RU" officeooo:paragraph-rsid="0017260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font-size="12pt" fo:language="ru" fo:country="RU" officeooo:rsid="0017260e" officeooo:paragraph-rsid="0017260e" style:letter-kerning="false" style:font-name-asian="Calibri1" style:font-size-asian="12pt" style:language-asian="en" style:country-asian="US" style:font-name-complex="Times New Roman1" style:font-size-complex="11pt" style:language-complex="ar" style:country-complex="SA"/>
    </style:style>
    <style:style style:name="P4" style:family="paragraph" style:parent-style-name="List_20_Paragraph">
      <style:paragraph-properties fo:margin-left="0cm" fo:margin-top="0cm" fo:margin-bottom="0cm" style:contextual-spacing="true" fo:line-height="100%" fo:text-align="center" style:justify-single-word="false" fo:orphans="2" fo:widows="2" fo:text-indent="0cm" style:auto-text-indent="false"/>
      <style:text-properties style:font-name="Times New Roman" fo:font-size="12pt" fo:language="ru" fo:country="RU" officeooo:rsid="001c7f5f" officeooo:paragraph-rsid="0017260e" style:letter-kerning="false" style:font-name-asian="Calibri1" style:font-size-asian="12pt" style:language-asian="en" style:country-asian="US" style:font-name-complex="Times New Roman1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loext:word-spacing-minimum="75%" loext:word-spacing-maximum="133%"/>
      <style:text-properties style:font-name="Calibri" fo:font-size="11pt" fo:language="ru" fo:country="RU" officeooo:rsid="001c7f5f" officeooo:paragraph-rsid="0017260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" style:family="paragraph" style:parent-style-name="List_20_Paragraph" style:list-style-name="WWNum16">
      <style:paragraph-properties fo:margin-top="0cm" fo:margin-bottom="0cm" style:contextual-spacing="true" fo:line-height="100%" fo:text-align="justify" style:justify-single-word="false" fo:orphans="2" fo:widows="2" loext:word-spacing-minimum="75%" loext:word-spacing-maximum="133%"/>
      <style:text-properties style:font-name="Times New Roman" fo:font-size="12pt" fo:language="ru" fo:country="RU" officeooo:paragraph-rsid="0017260e" style:letter-kerning="false" style:font-name-asian="Calibri1" style:font-size-asian="12pt" style:language-asian="en" style:country-asian="US" style:font-name-complex="Times New Roman1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loext:word-spacing-minimum="75%" loext:word-spacing-maximum="133%"/>
      <style:text-properties style:font-name="Times New Roman" fo:font-size="12pt" fo:language="ru" fo:country="RU" officeooo:rsid="001e4fcb" officeooo:paragraph-rsid="0017260e" style:letter-kerning="false" fo:background-color="transparent" style:font-name-asian="Calibri1" style:font-size-asian="12pt" style:language-asian="en" style:country-asian="US" style:font-name-complex="Times New Roman1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loext:word-spacing-minimum="75%" loext:word-spacing-maximum="133%"/>
      <style:text-properties style:font-name="Times New Roman" fo:font-size="12pt" fo:language="ru" fo:country="RU" officeooo:rsid="0019fcb8" officeooo:paragraph-rsid="0017260e" style:letter-kerning="false" fo:background-color="transparent" style:font-name-asian="Calibri1" style:font-size-asian="12pt" style:language-asian="en" style:country-asian="US" style:font-name-complex="Times New Roman1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loext:word-spacing-minimum="75%" loext:word-spacing-maximum="133%"/>
      <style:text-properties style:font-name="Times New Roman" fo:font-size="12pt" fo:language="ru" fo:country="RU" officeooo:rsid="0017260e" officeooo:paragraph-rsid="0017260e" style:letter-kerning="false" fo:background-color="transparent" style:font-name-asian="Calibri1" style:font-size-asian="12pt" style:language-asian="en" style:country-asian="US" style:font-name-complex="Times New Roman1" style:font-size-complex="11pt" style:language-complex="ar" style:country-complex="SA"/>
    </style:style>
    <style:style style:name="P10" style:family="paragraph" style:parent-style-name="List_20_Paragraph" style:list-style-name="WWNum15">
      <style:paragraph-properties fo:margin-left="0cm" fo:margin-top="0cm" fo:margin-bottom="0cm" style:contextual-spacing="true" fo:line-height="100%" fo:text-align="center" style:justify-single-word="false" fo:orphans="2" fo:widows="2" fo:text-indent="0cm" style:auto-text-indent="false"/>
      <style:text-properties style:font-name="Times New Roman" fo:font-size="12pt" fo:language="ru" fo:country="RU" officeooo:rsid="001d4f6e" officeooo:paragraph-rsid="0017260e" style:letter-kerning="false" style:font-name-asian="Calibri1" style:font-size-asian="12pt" style:language-asian="en" style:country-asian="US" style:font-name-complex="Times New Roman1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loext:word-spacing-minimum="75%" loext:word-spacing-maximum="133%"/>
      <style:text-properties style:font-name="Calibri" fo:font-size="11pt" fo:language="ru" fo:country="RU" officeooo:paragraph-rsid="0017260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loext:word-spacing-minimum="75%" loext:word-spacing-maximum="133%"/>
      <style:text-properties style:font-name="Times New Roman" fo:font-size="12pt" fo:language="ru" fo:country="RU" officeooo:rsid="0017260e" officeooo:paragraph-rsid="0017260e" style:letter-kerning="false" style:font-name-asian="Calibri1" style:font-size-asian="12pt" style:language-asian="en" style:country-asian="US" style:font-name-complex="Times New Roman1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loext:word-spacing-minimum="75%" loext:word-spacing-maximum="133%"/>
      <style:text-properties style:font-name="Times New Roman" fo:font-size="12pt" fo:language="ru" fo:country="RU" officeooo:rsid="0023e9a0" officeooo:paragraph-rsid="0017260e" style:letter-kerning="false" style:font-name-asian="Calibri1" style:font-size-asian="12pt" style:language-asian="en" style:country-asian="US" style:font-name-complex="Times New Roman1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loext:word-spacing-minimum="75%" loext:word-spacing-maximum="133%"/>
      <style:text-properties style:font-name="Times New Roman" fo:font-size="12pt" fo:language="ru" fo:country="RU" officeooo:paragraph-rsid="0017260e" style:letter-kerning="false" fo:background-color="transparent" style:font-name-asian="Calibri1" style:font-size-asian="12pt" style:language-asian="en" style:country-asian="US" style:font-name-complex="Times New Roman1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loext:word-spacing-minimum="75%" loext:word-spacing-maximum="133%"/>
      <style:text-properties fo:color="#000000" loext:opacity="100%" style:font-name="Times New Roman" fo:font-size="12pt" fo:language="ru" fo:country="RU" officeooo:rsid="0017260e" officeooo:paragraph-rsid="0017260e" style:letter-kerning="false" fo:background-color="transparent" style:font-name-asian="Calibri1" style:font-size-asian="12pt" style:language-asian="en" style:country-asian="US" style:font-name-complex="Times New Roman1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loext:word-spacing-minimum="75%" loext:word-spacing-maximum="133%"/>
      <style:text-properties style:font-name="Times New Roman" fo:font-size="12pt" fo:language="ru" fo:country="RU" officeooo:rsid="001f96d9" officeooo:paragraph-rsid="0017260e" style:letter-kerning="false" fo:background-color="transparent" style:font-name-asian="Calibri1" style:font-size-asian="12pt" style:language-asian="en" style:country-asian="US" style:font-name-complex="Times New Roman1" style:font-size-complex="11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ru" fo:country="RU" officeooo:rsid="001f96d9" officeooo:paragraph-rsid="0017260e" style:letter-kerning="false" fo:background-color="transparent" style:font-name-asian="Calibri1" style:font-size-asian="12pt" style:language-asian="en" style:country-asian="US" style:font-name-complex="Times New Roman1" style:font-size-complex="11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ru" fo:country="RU" officeooo:rsid="001d4f6e" officeooo:paragraph-rsid="0017260e" style:letter-kerning="false" fo:background-color="transparent" style:font-name-asian="Calibri1" style:font-size-asian="12pt" style:language-asian="en" style:country-asian="US" style:font-name-complex="Times New Roman1" style:font-size-complex="11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style:font-name="Times New Roman" fo:font-size="12pt" fo:language="ru" fo:country="RU" officeooo:rsid="0017260e" officeooo:paragraph-rsid="0017260e" style:letter-kerning="false" fo:background-color="transparent" style:font-name-asian="Calibri1" style:font-size-asian="12pt" style:language-asian="en" style:country-asian="US" style:font-name-complex="Times New Roman1" style:font-size-complex="11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loext:word-spacing-minimum="75%" loext:word-spacing-maximum="133%"/>
      <style:text-properties style:font-name="Times New Roman" fo:font-size="12pt" fo:language="ru" fo:country="RU" officeooo:rsid="001c0c44" officeooo:paragraph-rsid="0017260e" style:letter-kerning="false" fo:background-color="transparent" style:font-name-asian="Calibri1" style:font-size-asian="12pt" style:language-asian="en" style:country-asian="US" style:font-name-complex="Times New Roman1" style:font-size-complex="11pt" style:language-complex="ar" style:country-complex="SA"/>
    </style:style>
    <style:style style:name="P21" style:family="paragraph" style:parent-style-name="Standard">
      <style:text-properties officeooo:paragraph-rsid="0017260e"/>
    </style:style>
    <style:style style:name="P22" style:family="paragraph" style:parent-style-name="Standard">
      <style:text-properties officeooo:rsid="0017260e" officeooo:paragraph-rsid="0017260e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loext:word-spacing-minimum="75%" loext:word-spacing-maximum="133%"/>
      <style:text-properties style:font-name="Times New Roman" fo:font-size="12pt" fo:language="ru" fo:country="RU" officeooo:rsid="001f1485" officeooo:paragraph-rsid="0017260e" style:letter-kerning="false" fo:background-color="transparent" style:font-name-asian="Calibri1" style:font-size-asian="12pt" style:language-asian="en" style:country-asian="US" style:font-name-complex="Times New Roman1" style:font-size-complex="11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loext:word-spacing-minimum="75%" loext:word-spacing-maximum="133%"/>
      <style:text-properties style:font-name="Times New Roman" fo:font-size="12pt" fo:language="ru" fo:country="RU" officeooo:rsid="00210670" officeooo:paragraph-rsid="0017260e" style:letter-kerning="false" fo:background-color="transparent" style:font-name-asian="Calibri1" style:font-size-asian="12pt" style:language-asian="en" style:country-asian="US" style:font-name-complex="Times New Roman1" style:font-size-complex="11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loext:word-spacing-minimum="75%" loext:word-spacing-maximum="133%"/>
      <style:text-properties style:font-name="Calibri" fo:font-size="11pt" fo:language="ru" fo:country="RU" officeooo:rsid="001d4f6e" officeooo:paragraph-rsid="0017260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loext:word-spacing-minimum="75%" loext:word-spacing-maximum="133%"/>
      <style:text-properties style:font-name="Times New Roman" fo:font-size="12pt" fo:language="ru" fo:country="RU" officeooo:rsid="001d4f6e" officeooo:paragraph-rsid="0017260e" style:letter-kerning="false" fo:background-color="transparent" style:font-name-asian="Calibri1" style:font-size-asian="12pt" style:language-asian="en" style:country-asian="US" style:font-name-complex="Times New Roman1" style:font-size-complex="11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paragraph-rsid="0017260e" style:font-size-asian="12pt" style:font-name-complex="Times New Roman1"/>
    </style:style>
    <style:style style:name="T1" style:family="text">
      <style:text-properties style:font-name="Times New Roman" fo:font-size="12pt" style:font-size-asian="12pt" style:font-name-complex="Times New Roman1"/>
    </style:style>
    <style:style style:name="T2" style:family="text">
      <style:text-properties officeooo:rsid="0019fcb8"/>
    </style:style>
    <style:style style:name="T3" style:family="text">
      <style:text-properties style:font-name="Times New Roman" fo:font-size="12pt" fo:background-color="#808000" loext:char-shading-value="0" style:font-size-asian="12pt" style:font-name-complex="Times New Roman1"/>
    </style:style>
    <style:style style:name="T4" style:family="text">
      <style:text-properties officeooo:rsid="001c7f5f"/>
    </style:style>
    <style:style style:name="T5" style:family="text">
      <style:text-properties officeooo:rsid="001d4f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/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header-rows>
          <table:table-row table:style-name="Таблица8.1">
            <table:table-cell table:style-name="Таблица8.A1" office:value-type="string">
              <text:p text:style-name="P2" loext:marker-style-name="T1"><text:span text:style-name="T1">№ П/П</text:span></text:p>
            </table:table-cell>
            <table:table-cell table:style-name="Таблица8.A1" office:value-type="string">
              <text:p text:style-name="P2" loext:marker-style-name="T1"><text:span text:style-name="T1">Название сущности</text:span></text:p>
            </table:table-cell>
            <table:table-cell table:style-name="Таблица8.A1" office:value-type="string">
              <text:p text:style-name="P2" loext:marker-style-name="T1"><text:span text:style-name="T1">№ П/П</text:span></text:p>
            </table:table-cell>
            <table:table-cell table:style-name="Таблица8.A1" office:value-type="string">
              <text:p text:style-name="P2" loext:marker-style-name="T1"><text:span text:style-name="T1">Атрибуты</text:span></text:p>
            </table:table-cell>
            <table:table-cell table:style-name="Таблица8.E1" office:value-type="string">
              <text:p text:style-name="P2" loext:marker-style-name="T1"><text:span text:style-name="T1">Ключевой элемент данных</text:span></text:p>
            </table:table-cell>
            <table:table-cell table:style-name="Таблица8.A1" office:value-type="string">
              <text:p text:style-name="P3" loext:marker-style-name="T1">Тип ключа</text:p>
              <text:p text:style-name="P3" loext:marker-style-name="T1"/>
            </table:table-cell>
          </table:table-row>
        </table:table-header-rows>
        <table:table-row table:style-name="Таблица8.2">
          <table:table-cell table:style-name="Таблица8.A1" table:number-rows-spanned="10" office:value-type="string">
            <text:p text:style-name="P4" loext:marker-style-name="T1">1.</text:p>
          </table:table-cell>
          <table:table-cell table:style-name="Таблица8.A1" table:number-rows-spanned="10" office:value-type="string">
            <text:p text:style-name="P5" loext:marker-style-name="T1"><text:span text:style-name="T1">Товар</text:span></text:p>
          </table:table-cell>
          <table:table-cell table:style-name="Таблица8.C2" office:value-type="string">
            <text:list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A1" office:value-type="string">
            <text:p text:style-name="P7" loext:marker-style-name="T1"><text:span text:style-name="T2">Артикул</text:span></text:p>
            <text:p text:style-name="P7" loext:marker-style-name="T1"/>
          </table:table-cell>
          <table:table-cell table:style-name="Таблица8.E1" table:number-rows-spanned="10" office:value-type="string">
            <text:p text:style-name="P8" loext:marker-style-name="T1">Артикул</text:p>
          </table:table-cell>
          <table:table-cell table:style-name="Таблица8.A1" table:number-rows-spanned="10" office:value-type="string">
            <text:p text:style-name="P9" loext:marker-style-name="T1">Первичный</text:p>
          </table:table-cell>
        </table:table-row>
        <table:table-row table:style-name="Таблица8.3">
          <table:covered-table-cell table:style-name="Таблица8.A1"/>
          <table:covered-table-cell table:style-name="Таблица8.A1"/>
          <table:table-cell table:style-name="Таблица8.C3" office:value-type="string">
            <text:list text:continue-numbering="true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D3" office:value-type="string">
            <text:p text:style-name="P7" loext:marker-style-name="T1">Марка товара</text:p>
          </table:table-cell>
          <table:covered-table-cell table:style-name="Таблица8.E1"/>
          <table:covered-table-cell table:style-name="Таблица8.A1"/>
        </table:table-row>
        <table:table-row table:style-name="Таблица8.3">
          <table:covered-table-cell table:style-name="Таблица8.A1"/>
          <table:covered-table-cell table:style-name="Таблица8.A1"/>
          <table:table-cell table:style-name="Таблица8.C4" office:value-type="string">
            <text:list text:continue-numbering="true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D3" office:value-type="string">
            <text:p text:style-name="P7" loext:marker-style-name="T1">Модель товара</text:p>
          </table:table-cell>
          <table:covered-table-cell table:style-name="Таблица8.E1"/>
          <table:covered-table-cell table:style-name="Таблица8.A1"/>
        </table:table-row>
        <table:table-row table:style-name="Таблица8.3">
          <table:covered-table-cell table:style-name="Таблица8.A1"/>
          <table:covered-table-cell table:style-name="Таблица8.A1"/>
          <table:table-cell table:style-name="Таблица8.C5" office:value-type="string">
            <text:list text:continue-numbering="true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D3" office:value-type="string">
            <text:p text:style-name="P7" loext:marker-style-name="T1">Тип сезона</text:p>
          </table:table-cell>
          <table:covered-table-cell table:style-name="Таблица8.E1"/>
          <table:covered-table-cell table:style-name="Таблица8.A1"/>
        </table:table-row>
        <table:table-row table:style-name="Таблица8.3">
          <table:covered-table-cell table:style-name="Таблица8.A1"/>
          <table:covered-table-cell table:style-name="Таблица8.A1"/>
          <table:table-cell table:style-name="Таблица8.C6" office:value-type="string">
            <text:list text:continue-numbering="true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D3" office:value-type="string">
            <text:p text:style-name="P7" loext:marker-style-name="T1">Перечень материалов</text:p>
          </table:table-cell>
          <table:covered-table-cell table:style-name="Таблица8.E1"/>
          <table:covered-table-cell table:style-name="Таблица8.A1"/>
        </table:table-row>
        <table:table-row table:style-name="Таблица8.3">
          <table:covered-table-cell table:style-name="Таблица8.A1"/>
          <table:covered-table-cell table:style-name="Таблица8.A1"/>
          <table:table-cell table:style-name="Таблица8.C7" office:value-type="string">
            <text:list text:continue-numbering="true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D3" office:value-type="string">
            <text:p text:style-name="P7" loext:marker-style-name="T1">Вид обуви</text:p>
          </table:table-cell>
          <table:covered-table-cell table:style-name="Таблица8.E1"/>
          <table:covered-table-cell table:style-name="Таблица8.A1"/>
        </table:table-row>
        <table:table-row table:style-name="Таблица8.3">
          <table:covered-table-cell table:style-name="Таблица8.A1"/>
          <table:covered-table-cell table:style-name="Таблица8.A1"/>
          <table:table-cell table:style-name="Таблица8.C8" office:value-type="string">
            <text:list text:continue-numbering="true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D3" office:value-type="string">
            <text:p text:style-name="P7" loext:marker-style-name="T1">Краткое описание товара</text:p>
          </table:table-cell>
          <table:covered-table-cell table:style-name="Таблица8.E1"/>
          <table:covered-table-cell table:style-name="Таблица8.A1"/>
        </table:table-row>
        <table:table-row table:style-name="Таблица8.3">
          <table:covered-table-cell table:style-name="Таблица8.A1"/>
          <table:covered-table-cell table:style-name="Таблица8.A1"/>
          <table:table-cell table:style-name="Таблица8.C9" office:value-type="string">
            <text:list text:continue-numbering="true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D3" office:value-type="string">
            <text:p text:style-name="P7" loext:marker-style-name="T1">Число доступного товара</text:p>
          </table:table-cell>
          <table:covered-table-cell table:style-name="Таблица8.E1"/>
          <table:covered-table-cell table:style-name="Таблица8.A1"/>
        </table:table-row>
        <table:table-row table:style-name="Таблица8.3">
          <table:covered-table-cell table:style-name="Таблица8.A1"/>
          <table:covered-table-cell table:style-name="Таблица8.A1"/>
          <table:table-cell table:style-name="Таблица8.C10" office:value-type="string">
            <text:list text:continue-numbering="true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D3" office:value-type="string">
            <text:p text:style-name="P7" loext:marker-style-name="T1">Цена товара</text:p>
          </table:table-cell>
          <table:covered-table-cell table:style-name="Таблица8.E1"/>
          <table:covered-table-cell table:style-name="Таблица8.A1"/>
        </table:table-row>
        <table:table-row table:style-name="Таблица8.3">
          <table:covered-table-cell table:style-name="Таблица8.A1"/>
          <table:covered-table-cell table:style-name="Таблица8.A1"/>
          <table:table-cell table:style-name="Таблица8.C11" office:value-type="string">
            <text:list xml:id="list33007617385318" text:continue-numbering="true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D3" office:value-type="string">
            <text:p text:style-name="P7" loext:marker-style-name="T1">Страна производитель товара</text:p>
          </table:table-cell>
          <table:covered-table-cell table:style-name="Таблица8.E1"/>
          <table:covered-table-cell table:style-name="Таблица8.A1"/>
        </table:table-row>
        <table:table-row table:style-name="Таблица8.1">
          <table:table-cell table:style-name="Таблица8.A1" table:number-rows-spanned="4" office:value-type="string">
            <text:list xml:id="list1927863637" text:style-name="WWNum15">
              <text:list-header>
                <text:p text:style-name="P10" loext:marker-style-name="T1">2.</text:p>
              </text:list-header>
            </text:list>
          </table:table-cell>
          <table:table-cell table:style-name="Таблица8.A1" table:number-rows-spanned="4" office:value-type="string">
            <text:p text:style-name="P5" loext:marker-style-name="T1"><text:span text:style-name="T1">Сотрудник</text:span></text:p>
          </table:table-cell>
          <table:table-cell table:style-name="Таблица8.C12" office:value-type="string">
            <text:list text:continue-list="list33007617385318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A1" office:value-type="string">
            <text:p text:style-name="P11" loext:marker-style-name="T1"><text:span text:style-name="T1">Логин </text:span></text:p>
          </table:table-cell>
          <table:table-cell table:style-name="Таблица8.E1" table:number-rows-spanned="4" office:value-type="string">
            <text:p text:style-name="P11" loext:marker-style-name="T1"><text:span text:style-name="T1">Логин</text:span></text:p>
          </table:table-cell>
          <table:table-cell table:style-name="Таблица8.A1" table:number-rows-spanned="4" office:value-type="string">
            <text:p text:style-name="P12" loext:marker-style-name="T1">Первичный</text:p>
          </table:table-cell>
        </table:table-row>
        <table:table-row table:style-name="Таблица8.1">
          <table:covered-table-cell table:style-name="Таблица8.A1"/>
          <table:covered-table-cell table:style-name="Таблица8.A1"/>
          <table:table-cell table:style-name="Таблица8.C13" office:value-type="string">
            <text:list text:continue-numbering="true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A1" office:value-type="string">
            <text:p text:style-name="P11" loext:marker-style-name="T1"><text:span text:style-name="T1">Пароль</text:span></text:p>
          </table:table-cell>
          <table:covered-table-cell table:style-name="Таблица8.E1"/>
          <table:covered-table-cell table:style-name="Таблица8.A1"/>
        </table:table-row>
        <table:table-row table:style-name="Таблица8.1">
          <table:covered-table-cell table:style-name="Таблица8.A1"/>
          <table:covered-table-cell table:style-name="Таблица8.A1"/>
          <table:table-cell table:style-name="Таблица8.C14" office:value-type="string">
            <text:list text:continue-numbering="true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A1" office:value-type="string">
            <text:p text:style-name="P11" loext:marker-style-name="T1"><text:span text:style-name="T1">ФИО Сотрудника</text:span></text:p>
          </table:table-cell>
          <table:covered-table-cell table:style-name="Таблица8.E1"/>
          <table:covered-table-cell table:style-name="Таблица8.A1"/>
        </table:table-row>
        <table:table-row table:style-name="Таблица8.1">
          <table:covered-table-cell table:style-name="Таблица8.D3"/>
          <table:covered-table-cell table:style-name="Таблица8.D3"/>
          <table:table-cell table:style-name="Таблица8.C15" office:value-type="string">
            <text:list xml:id="list33008422795237" text:continue-numbering="true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D3" office:value-type="string">
            <text:p text:style-name="P13" loext:marker-style-name="T1">Должность</text:p>
          </table:table-cell>
          <table:covered-table-cell table:style-name="Таблица8.E15"/>
          <table:covered-table-cell table:style-name="Таблица8.A1"/>
        </table:table-row>
        <table:table-row table:style-name="Таблица8.16">
          <table:table-cell table:style-name="Таблица8.A1" table:number-rows-spanned="6" office:value-type="string">
            <text:list xml:id="list33007721751600" text:continue-list="list1927863637" text:style-name="WWNum15">
              <text:list-header>
                <text:p text:style-name="P10" loext:marker-style-name="T1">4.</text:p>
              </text:list-header>
            </text:list>
          </table:table-cell>
          <table:table-cell table:style-name="Таблица8.A1" table:number-rows-spanned="6" office:value-type="string">
            <text:p text:style-name="P5" loext:marker-style-name="T1"><text:span text:style-name="T1">Договор</text:span></text:p>
          </table:table-cell>
          <table:table-cell table:style-name="Таблица8.C16" office:value-type="string">
            <text:list text:continue-list="list33008422795237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A1" office:value-type="string">
            <text:p text:style-name="P14" loext:marker-style-name="T3">Номер договора</text:p>
          </table:table-cell>
          <table:table-cell table:style-name="Таблица8.E1" table:number-rows-spanned="6" office:value-type="string">
            <text:p text:style-name="P14" loext:marker-style-name="T3">Номер договора</text:p>
          </table:table-cell>
          <table:table-cell table:style-name="Таблица8.A1" table:number-rows-spanned="6" office:value-type="string">
            <text:p text:style-name="P15" loext:marker-style-name="T3">Первичный</text:p>
          </table:table-cell>
        </table:table-row>
        <table:table-row table:style-name="Таблица8.17">
          <table:covered-table-cell table:style-name="Таблица8.A1"/>
          <table:covered-table-cell table:style-name="Таблица8.A1"/>
          <table:table-cell table:style-name="Таблица8.C17" office:value-type="string">
            <text:list text:continue-numbering="true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D3" office:value-type="string">
            <text:p text:style-name="P14" loext:marker-style-name="T3">Дата создания</text:p>
          </table:table-cell>
          <table:covered-table-cell table:style-name="Таблица8.E1"/>
          <table:covered-table-cell table:style-name="Таблица8.A1"/>
        </table:table-row>
        <table:table-row table:style-name="Таблица8.17">
          <table:covered-table-cell table:style-name="Таблица8.A1"/>
          <table:covered-table-cell table:style-name="Таблица8.A1"/>
          <table:table-cell table:style-name="Таблица8.C17" office:value-type="string">
            <text:list text:continue-numbering="true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D3" office:value-type="string">
            <text:p text:style-name="P14" loext:marker-style-name="T3">Срок действия договора</text:p>
          </table:table-cell>
          <table:covered-table-cell table:style-name="Таблица8.E1"/>
          <table:covered-table-cell table:style-name="Таблица8.A1"/>
        </table:table-row>
        <table:table-row table:style-name="Таблица8.16">
          <table:covered-table-cell table:style-name="Таблица8.A1"/>
          <table:covered-table-cell table:style-name="Таблица8.A1"/>
          <table:table-cell table:style-name="Таблица8.C17" office:value-type="string">
            <text:list text:continue-numbering="true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D3" office:value-type="string">
            <text:p text:style-name="P14" loext:marker-style-name="T3">Статус договора</text:p>
          </table:table-cell>
          <table:covered-table-cell table:style-name="Таблица8.E1"/>
          <table:covered-table-cell table:style-name="Таблица8.A1"/>
        </table:table-row>
        <table:table-row table:style-name="Таблица8.17">
          <table:covered-table-cell table:style-name="Таблица8.A1"/>
          <table:covered-table-cell table:style-name="Таблица8.A1"/>
          <table:table-cell table:style-name="Таблица8.C17" office:value-type="string">
            <text:list text:continue-numbering="true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D3" office:value-type="string">
            <text:p text:style-name="P14" loext:marker-style-name="T3">Логин сотрутдника</text:p>
          </table:table-cell>
          <table:covered-table-cell table:style-name="Таблица8.E1"/>
          <table:covered-table-cell table:style-name="Таблица8.A1"/>
        </table:table-row>
        <table:table-row table:style-name="Таблица8.17">
          <table:covered-table-cell table:style-name="Таблица8.A1"/>
          <table:covered-table-cell table:style-name="Таблица8.A1"/>
          <table:table-cell table:style-name="Таблица8.C17" office:value-type="string">
            <text:list xml:id="list33007326700971" text:continue-numbering="true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D3" office:value-type="string">
            <text:p text:style-name="P14" loext:marker-style-name="T3">Имя поставщика</text:p>
          </table:table-cell>
          <table:covered-table-cell table:style-name="Таблица8.E1"/>
          <table:covered-table-cell table:style-name="Таблица8.A1"/>
        </table:table-row>
        <table:table-row table:style-name="Таблица8.16">
          <table:table-cell table:style-name="Таблица8.A1" table:number-rows-spanned="7" office:value-type="string">
            <text:list xml:id="list33008581112304" text:continue-list="list33007721751600" text:style-name="WWNum15">
              <text:list-header>
                <text:p text:style-name="P10" loext:marker-style-name="T1">5.</text:p>
              </text:list-header>
            </text:list>
          </table:table-cell>
          <table:table-cell table:style-name="Таблица8.A1" table:number-rows-spanned="7" office:value-type="string">
            <text:p text:style-name="P5" loext:marker-style-name="T1"><text:span text:style-name="T1">Смета на доставку</text:span></text:p>
          </table:table-cell>
          <table:table-cell table:style-name="Таблица8.C22" office:value-type="string">
            <text:list text:continue-list="list33007326700971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A1" office:value-type="string">
            <text:p text:style-name="P16" loext:marker-style-name="T3">Номер договора</text:p>
          </table:table-cell>
          <table:table-cell table:style-name="Таблица8.E1" table:number-rows-spanned="7" office:value-type="string">
            <text:p text:style-name="P16" loext:marker-style-name="T3">Номер сметы</text:p>
          </table:table-cell>
          <table:table-cell table:style-name="Таблица8.A1" table:number-rows-spanned="7" office:value-type="string">
            <text:p text:style-name="P15" loext:marker-style-name="T3">Первичный</text:p>
          </table:table-cell>
        </table:table-row>
        <table:table-row table:style-name="Таблица8.16">
          <table:covered-table-cell table:style-name="Таблица8.A1"/>
          <table:covered-table-cell table:style-name="Таблица8.A1"/>
          <table:table-cell table:style-name="Таблица8.C23" office:value-type="string">
            <text:list text:continue-numbering="true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D3" office:value-type="string">
            <text:p text:style-name="P16" loext:marker-style-name="T3">Дата формирования</text:p>
          </table:table-cell>
          <table:covered-table-cell table:style-name="Таблица8.E1"/>
          <table:covered-table-cell table:style-name="Таблица8.A1"/>
        </table:table-row>
        <table:table-row table:style-name="Таблица8.17">
          <table:covered-table-cell table:style-name="Таблица8.A1"/>
          <table:covered-table-cell table:style-name="Таблица8.A1"/>
          <table:table-cell table:style-name="Таблица8.C23" office:value-type="string">
            <text:list text:continue-numbering="true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D3" office:value-type="string">
            <text:p text:style-name="P16" loext:marker-style-name="T3">Срок доставки</text:p>
          </table:table-cell>
          <table:covered-table-cell table:style-name="Таблица8.E1"/>
          <table:covered-table-cell table:style-name="Таблица8.A1"/>
        </table:table-row>
        <table:table-row table:style-name="Таблица8.16">
          <table:covered-table-cell table:style-name="Таблица8.A1"/>
          <table:covered-table-cell table:style-name="Таблица8.A1"/>
          <table:table-cell table:style-name="Таблица8.C23" office:value-type="string">
            <text:list text:continue-numbering="true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D3" office:value-type="string">
            <text:p text:style-name="P16" loext:marker-style-name="T3">Общая стоимость закупки</text:p>
          </table:table-cell>
          <table:covered-table-cell table:style-name="Таблица8.E1"/>
          <table:covered-table-cell table:style-name="Таблица8.A1"/>
        </table:table-row>
        <table:table-row table:style-name="Таблица8.17">
          <table:covered-table-cell table:style-name="Таблица8.A1"/>
          <table:covered-table-cell table:style-name="Таблица8.A1"/>
          <table:table-cell table:style-name="Таблица8.C23" office:value-type="string">
            <text:list text:continue-numbering="true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D3" office:value-type="string">
            <text:p text:style-name="P16" loext:marker-style-name="T3">Статус</text:p>
          </table:table-cell>
          <table:covered-table-cell table:style-name="Таблица8.E1"/>
          <table:covered-table-cell table:style-name="Таблица8.A1"/>
        </table:table-row>
        <table:table-row table:style-name="Таблица8.16">
          <table:covered-table-cell table:style-name="Таблица8.A1"/>
          <table:covered-table-cell table:style-name="Таблица8.A1"/>
          <table:table-cell table:style-name="Таблица8.C23" office:value-type="string">
            <text:list text:continue-numbering="true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D3" office:value-type="string">
            <text:p text:style-name="P16" loext:marker-style-name="T3">Перечень товаров</text:p>
          </table:table-cell>
          <table:covered-table-cell table:style-name="Таблица8.E1"/>
          <table:covered-table-cell table:style-name="Таблица8.A1"/>
        </table:table-row>
        <table:table-row table:style-name="Таблица8.17">
          <table:covered-table-cell table:style-name="Таблица8.A1"/>
          <table:covered-table-cell table:style-name="Таблица8.A1"/>
          <table:table-cell table:style-name="Таблица8.C23" office:value-type="string">
            <text:list xml:id="list33008175204918" text:continue-numbering="true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D3" office:value-type="string">
            <text:p text:style-name="P16" loext:marker-style-name="T3"><text:span text:style-name="T4">Н</text:span>омер сметы</text:p>
          </table:table-cell>
          <table:covered-table-cell table:style-name="Таблица8.E1"/>
          <table:covered-table-cell table:style-name="Таблица8.A1"/>
        </table:table-row>
        <table:table-row table:style-name="Таблица8.17">
          <table:table-cell table:style-name="Таблица8.A1" table:number-rows-spanned="6" office:value-type="string">
            <text:list xml:id="list33007456520883" text:continue-list="list33008581112304" text:style-name="WWNum15">
              <text:list-header>
                <text:p text:style-name="P10" loext:marker-style-name="T1">6.</text:p>
              </text:list-header>
            </text:list>
          </table:table-cell>
          <table:table-cell table:style-name="Таблица8.A1" table:number-rows-spanned="6" office:value-type="string">
            <text:p text:style-name="P5" loext:marker-style-name="T1"><text:span text:style-name="T1">Акт о возврате</text:span></text:p>
          </table:table-cell>
          <table:table-cell table:style-name="Таблица8.C29" office:value-type="string">
            <text:list text:continue-list="list33008175204918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A1" office:value-type="string">
            <text:p text:style-name="P17" loext:marker-style-name="T3">Номер сметы</text:p>
          </table:table-cell>
          <table:table-cell table:style-name="Таблица8.E1" table:number-rows-spanned="6" office:value-type="string">
            <text:p text:style-name="P18" loext:marker-style-name="T3">Номер Акта</text:p>
          </table:table-cell>
          <table:table-cell table:style-name="Таблица8.A1" table:number-rows-spanned="6" office:value-type="string">
            <text:p text:style-name="P19" loext:marker-style-name="T3">Первичный</text:p>
          </table:table-cell>
        </table:table-row>
        <table:table-row table:style-name="Таблица8.17">
          <table:covered-table-cell table:style-name="Таблица8.A1"/>
          <table:covered-table-cell table:style-name="Таблица8.A1"/>
          <table:table-cell table:style-name="Таблица8.C30" office:value-type="string">
            <text:list text:continue-numbering="true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D3" office:value-type="string">
            <text:p text:style-name="P17" loext:marker-style-name="T3">Артикул</text:p>
          </table:table-cell>
          <table:covered-table-cell table:style-name="Таблица8.E1"/>
          <table:covered-table-cell table:style-name="Таблица8.A1"/>
        </table:table-row>
        <table:table-row table:style-name="Таблица8.17">
          <table:covered-table-cell table:style-name="Таблица8.A1"/>
          <table:covered-table-cell table:style-name="Таблица8.A1"/>
          <table:table-cell table:style-name="Таблица8.C30" office:value-type="string">
            <text:list text:continue-numbering="true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D3" office:value-type="string">
            <text:p text:style-name="P17" loext:marker-style-name="T3">Причина возврата</text:p>
          </table:table-cell>
          <table:covered-table-cell table:style-name="Таблица8.E1"/>
          <table:covered-table-cell table:style-name="Таблица8.A1"/>
        </table:table-row>
        <table:table-row table:style-name="Таблица8.17">
          <table:covered-table-cell table:style-name="Таблица8.A1"/>
          <table:covered-table-cell table:style-name="Таблица8.A1"/>
          <table:table-cell table:style-name="Таблица8.C30" office:value-type="string">
            <text:list text:continue-numbering="true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D3" office:value-type="string">
            <text:p text:style-name="P17" loext:marker-style-name="T3">Дата формирования</text:p>
          </table:table-cell>
          <table:covered-table-cell table:style-name="Таблица8.E1"/>
          <table:covered-table-cell table:style-name="Таблица8.A1"/>
        </table:table-row>
        <table:table-row table:style-name="Таблица8.33">
          <table:covered-table-cell table:style-name="Таблица8.A1"/>
          <table:covered-table-cell table:style-name="Таблица8.A1"/>
          <table:table-cell table:style-name="Таблица8.C30" office:value-type="string">
            <text:list text:continue-numbering="true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D3" office:value-type="string">
            <text:p text:style-name="P17" loext:marker-style-name="T3">Возвращяемые средства</text:p>
          </table:table-cell>
          <table:covered-table-cell table:style-name="Таблица8.E1"/>
          <table:covered-table-cell table:style-name="Таблица8.A1"/>
        </table:table-row>
        <table:table-row table:style-name="Таблица8.33">
          <table:covered-table-cell table:style-name="Таблица8.A1"/>
          <table:covered-table-cell table:style-name="Таблица8.A1"/>
          <table:table-cell table:style-name="Таблица8.C30" office:value-type="string">
            <text:list xml:id="list33009016901599" text:continue-numbering="true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D3" office:value-type="string">
            <text:p text:style-name="P18" loext:marker-style-name="T3">Номер Акта</text:p>
          </table:table-cell>
          <table:covered-table-cell table:style-name="Таблица8.E1"/>
          <table:covered-table-cell table:style-name="Таблица8.A1"/>
        </table:table-row>
        <table:table-row table:style-name="Таблица8.35">
          <table:table-cell table:style-name="Таблица8.A1" table:number-rows-spanned="11" office:value-type="string">
            <text:list xml:id="list33008437231217" text:continue-list="list33007456520883" text:style-name="WWNum15">
              <text:list-header>
                <text:p text:style-name="P10" loext:marker-style-name="T1">7.</text:p>
              </text:list-header>
            </text:list>
          </table:table-cell>
          <table:table-cell table:style-name="Таблица8.A1" table:number-rows-spanned="11" office:value-type="string">
            <text:p text:style-name="P5" loext:marker-style-name="T1"><text:span text:style-name="T1">Клиент</text:span></text:p>
          </table:table-cell>
          <table:table-cell table:style-name="Таблица8.C35" office:value-type="string">
            <text:list text:continue-list="list33009016901599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A1" office:value-type="string">
            <text:p text:style-name="P20" loext:marker-style-name="T3">Серия паспорта клиента</text:p>
          </table:table-cell>
          <table:table-cell table:style-name="Таблица8.E1" table:number-rows-spanned="11" office:value-type="string">
            <text:p text:style-name="P21">Логин</text:p>
          </table:table-cell>
          <table:table-cell table:style-name="Таблица8.A1" table:number-rows-spanned="11" office:value-type="string">
            <text:p text:style-name="P22">Первичный</text:p>
          </table:table-cell>
        </table:table-row>
        <table:table-row table:style-name="Таблица8.36">
          <table:covered-table-cell table:style-name="Таблица8.A1"/>
          <table:covered-table-cell table:style-name="Таблица8.A1"/>
          <table:table-cell table:style-name="Таблица8.C36" office:value-type="string">
            <text:list text:continue-numbering="true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D3" office:value-type="string">
            <text:p text:style-name="P20" loext:marker-style-name="T3">Номер паспорта клиента</text:p>
          </table:table-cell>
          <table:covered-table-cell table:style-name="Таблица8.E1"/>
          <table:covered-table-cell table:style-name="Таблица8.A1"/>
        </table:table-row>
        <table:table-row table:style-name="Таблица8.36">
          <table:covered-table-cell table:style-name="Таблица8.A1"/>
          <table:covered-table-cell table:style-name="Таблица8.A1"/>
          <table:table-cell table:style-name="Таблица8.C36" office:value-type="string">
            <text:list text:continue-numbering="true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D3" office:value-type="string">
            <text:p text:style-name="P20" loext:marker-style-name="T3">Адрес доставки клиента</text:p>
          </table:table-cell>
          <table:covered-table-cell table:style-name="Таблица8.E1"/>
          <table:covered-table-cell table:style-name="Таблица8.A1"/>
        </table:table-row>
        <table:table-row table:style-name="Таблица8.36">
          <table:covered-table-cell table:style-name="Таблица8.A1"/>
          <table:covered-table-cell table:style-name="Таблица8.A1"/>
          <table:table-cell table:style-name="Таблица8.C36" office:value-type="string">
            <text:list text:continue-numbering="true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D3" office:value-type="string">
            <text:p text:style-name="P20" loext:marker-style-name="T3">Вид адреса клиента</text:p>
          </table:table-cell>
          <table:covered-table-cell table:style-name="Таблица8.E1"/>
          <table:covered-table-cell table:style-name="Таблица8.A1"/>
        </table:table-row>
        <table:table-row table:style-name="Таблица8.36">
          <table:covered-table-cell table:style-name="Таблица8.A1"/>
          <table:covered-table-cell table:style-name="Таблица8.A1"/>
          <table:table-cell table:style-name="Таблица8.C36" office:value-type="string">
            <text:list text:continue-numbering="true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D3" office:value-type="string">
            <text:p text:style-name="P20" loext:marker-style-name="T3">Контактный номер телефона клиента</text:p>
          </table:table-cell>
          <table:covered-table-cell table:style-name="Таблица8.E1"/>
          <table:covered-table-cell table:style-name="Таблица8.A1"/>
        </table:table-row>
        <table:table-row table:style-name="Таблица8.35">
          <table:covered-table-cell table:style-name="Таблица8.A1"/>
          <table:covered-table-cell table:style-name="Таблица8.A1"/>
          <table:table-cell table:style-name="Таблица8.C36" office:value-type="string">
            <text:list text:continue-numbering="true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D3" office:value-type="string">
            <text:p text:style-name="P20" loext:marker-style-name="T3">Адрес электронной почты клиента</text:p>
          </table:table-cell>
          <table:covered-table-cell table:style-name="Таблица8.E1"/>
          <table:covered-table-cell table:style-name="Таблица8.A1"/>
        </table:table-row>
        <table:table-row table:style-name="Таблица8.36">
          <table:covered-table-cell table:style-name="Таблица8.A1"/>
          <table:covered-table-cell table:style-name="Таблица8.A1"/>
          <table:table-cell table:style-name="Таблица8.C36" office:value-type="string">
            <text:list text:continue-numbering="true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D3" office:value-type="string">
            <text:p text:style-name="P20" loext:marker-style-name="T3">Перечень банковских карт клиента</text:p>
          </table:table-cell>
          <table:covered-table-cell table:style-name="Таблица8.E1"/>
          <table:covered-table-cell table:style-name="Таблица8.A1"/>
        </table:table-row>
        <table:table-row table:style-name="Таблица8.36">
          <table:covered-table-cell table:style-name="Таблица8.A1"/>
          <table:covered-table-cell table:style-name="Таблица8.A1"/>
          <table:table-cell table:style-name="Таблица8.C36" office:value-type="string">
            <text:list text:continue-numbering="true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D3" office:value-type="string">
            <text:p text:style-name="P20" loext:marker-style-name="T3">Размер ноги клиента</text:p>
          </table:table-cell>
          <table:covered-table-cell table:style-name="Таблица8.E1"/>
          <table:covered-table-cell table:style-name="Таблица8.A1"/>
        </table:table-row>
        <table:table-row table:style-name="Таблица8.36">
          <table:covered-table-cell table:style-name="Таблица8.A1"/>
          <table:covered-table-cell table:style-name="Таблица8.A1"/>
          <table:table-cell table:style-name="Таблица8.C36" office:value-type="string">
            <text:list text:continue-numbering="true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D3" office:value-type="string">
            <text:p text:style-name="P16" loext:marker-style-name="T3">Логи<text:span text:style-name="T5">н</text:span></text:p>
          </table:table-cell>
          <table:covered-table-cell table:style-name="Таблица8.E1"/>
          <table:covered-table-cell table:style-name="Таблица8.A1"/>
        </table:table-row>
        <table:table-row table:style-name="Таблица8.44">
          <table:covered-table-cell table:style-name="Таблица8.A1"/>
          <table:covered-table-cell table:style-name="Таблица8.A1"/>
          <table:table-cell table:style-name="Таблица8.C36" office:value-type="string">
            <text:list text:continue-numbering="true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D3" office:value-type="string">
            <text:p text:style-name="P16" loext:marker-style-name="T3">Пароль</text:p>
          </table:table-cell>
          <table:covered-table-cell table:style-name="Таблица8.E1"/>
          <table:covered-table-cell table:style-name="Таблица8.A1"/>
        </table:table-row>
        <table:table-row table:style-name="Таблица8.44">
          <table:covered-table-cell table:style-name="Таблица8.A1"/>
          <table:covered-table-cell table:style-name="Таблица8.A1"/>
          <table:table-cell table:style-name="Таблица8.C36" office:value-type="string">
            <text:list xml:id="list33008443254851" text:continue-numbering="true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D3" office:value-type="string">
            <text:p text:style-name="P23" loext:marker-style-name="T3">ФИО Клиента</text:p>
          </table:table-cell>
          <table:covered-table-cell table:style-name="Таблица8.E1"/>
          <table:covered-table-cell table:style-name="Таблица8.A1"/>
        </table:table-row>
        <table:table-row table:style-name="Таблица8.46">
          <table:table-cell table:style-name="Таблица8.A1" table:number-rows-spanned="9" office:value-type="string">
            <text:list text:continue-list="list33008437231217" text:style-name="WWNum15">
              <text:list-header>
                <text:p text:style-name="P10" loext:marker-style-name="T1">8.</text:p>
              </text:list-header>
            </text:list>
          </table:table-cell>
          <table:table-cell table:style-name="Таблица8.A1" table:number-rows-spanned="9" office:value-type="string">
            <text:p text:style-name="P5" loext:marker-style-name="T1"><text:span text:style-name="T1">Заказ</text:span></text:p>
          </table:table-cell>
          <table:table-cell table:style-name="Таблица8.C46" office:value-type="string">
            <text:list text:continue-list="list33008443254851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A1" office:value-type="string">
            <text:p text:style-name="P24" loext:marker-style-name="T1">Дата формирования заказа</text:p>
          </table:table-cell>
          <table:table-cell table:style-name="Таблица8.E1" table:number-rows-spanned="9" office:value-type="string">
            <text:p text:style-name="P25" loext:marker-style-name="T1"><text:span text:style-name="T1">Номер заказа</text:span></text:p>
          </table:table-cell>
          <table:table-cell table:style-name="Таблица8.A1" table:number-rows-spanned="9" office:value-type="string">
            <text:p text:style-name="P12" loext:marker-style-name="T1">Первичный</text:p>
          </table:table-cell>
        </table:table-row>
        <table:table-row table:style-name="Таблица8.47">
          <table:covered-table-cell table:style-name="Таблица8.A1"/>
          <table:covered-table-cell table:style-name="Таблица8.A1"/>
          <table:table-cell table:style-name="Таблица8.C47" office:value-type="string">
            <text:list text:continue-numbering="true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D3" office:value-type="string">
            <text:p text:style-name="P24" loext:marker-style-name="T1">Время формирования заказа</text:p>
          </table:table-cell>
          <table:covered-table-cell table:style-name="Таблица8.E1"/>
          <table:covered-table-cell table:style-name="Таблица8.A1"/>
        </table:table-row>
        <table:table-row table:style-name="Таблица8.47">
          <table:covered-table-cell table:style-name="Таблица8.A1"/>
          <table:covered-table-cell table:style-name="Таблица8.A1"/>
          <table:table-cell table:style-name="Таблица8.C47" office:value-type="string">
            <text:list text:continue-numbering="true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D3" office:value-type="string">
            <text:p text:style-name="P24" loext:marker-style-name="T1">Способ получения заказа</text:p>
          </table:table-cell>
          <table:covered-table-cell table:style-name="Таблица8.E1"/>
          <table:covered-table-cell table:style-name="Таблица8.A1"/>
        </table:table-row>
        <table:table-row table:style-name="Таблица8.47">
          <table:covered-table-cell table:style-name="Таблица8.A1"/>
          <table:covered-table-cell table:style-name="Таблица8.A1"/>
          <table:table-cell table:style-name="Таблица8.C47" office:value-type="string">
            <text:list text:continue-numbering="true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D3" office:value-type="string">
            <text:p text:style-name="P24" loext:marker-style-name="T1">Общая Сумма заказа</text:p>
          </table:table-cell>
          <table:covered-table-cell table:style-name="Таблица8.E1"/>
          <table:covered-table-cell table:style-name="Таблица8.A1"/>
        </table:table-row>
        <table:table-row table:style-name="Таблица8.46">
          <table:covered-table-cell table:style-name="Таблица8.A1"/>
          <table:covered-table-cell table:style-name="Таблица8.A1"/>
          <table:table-cell table:style-name="Таблица8.C47" office:value-type="string">
            <text:list text:continue-numbering="true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D3" office:value-type="string">
            <text:p text:style-name="P24" loext:marker-style-name="T1">Статус заказа</text:p>
          </table:table-cell>
          <table:covered-table-cell table:style-name="Таблица8.E1"/>
          <table:covered-table-cell table:style-name="Таблица8.A1"/>
        </table:table-row>
        <table:table-row table:style-name="Таблица8.47">
          <table:covered-table-cell table:style-name="Таблица8.A1"/>
          <table:covered-table-cell table:style-name="Таблица8.A1"/>
          <table:table-cell table:style-name="Таблица8.C47" office:value-type="string">
            <text:list text:continue-numbering="true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D3" office:value-type="string">
            <text:p text:style-name="P20" loext:marker-style-name="T3">Контактный номер телефона клиента</text:p>
          </table:table-cell>
          <table:covered-table-cell table:style-name="Таблица8.E1"/>
          <table:covered-table-cell table:style-name="Таблица8.A1"/>
        </table:table-row>
        <table:table-row table:style-name="Таблица8.47">
          <table:covered-table-cell table:style-name="Таблица8.A1"/>
          <table:covered-table-cell table:style-name="Таблица8.A1"/>
          <table:table-cell table:style-name="Таблица8.C47" office:value-type="string">
            <text:list text:continue-numbering="true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D3" office:value-type="string">
            <text:p text:style-name="P24" loext:marker-style-name="T3">Логин сотрудника</text:p>
          </table:table-cell>
          <table:covered-table-cell table:style-name="Таблица8.E1"/>
          <table:covered-table-cell table:style-name="Таблица8.A1"/>
        </table:table-row>
        <table:table-row table:style-name="Таблица8.53">
          <table:covered-table-cell table:style-name="Таблица8.A1"/>
          <table:covered-table-cell table:style-name="Таблица8.A1"/>
          <table:table-cell table:style-name="Таблица8.C47" office:value-type="string">
            <text:list text:continue-numbering="true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D3" office:value-type="string">
            <text:p text:style-name="P24" loext:marker-style-name="T3">Позиции в заказе</text:p>
          </table:table-cell>
          <table:covered-table-cell table:style-name="Таблица8.E1"/>
          <table:covered-table-cell table:style-name="Таблица8.A1"/>
        </table:table-row>
        <table:table-row table:style-name="Таблица8.53">
          <table:covered-table-cell table:style-name="Таблица8.A1"/>
          <table:covered-table-cell table:style-name="Таблица8.A1"/>
          <table:table-cell table:style-name="Таблица8.C54" office:value-type="string">
            <text:list text:continue-numbering="true" text:style-name="WWNum16">
              <text:list-item>
                <text:p text:style-name="P6" loext:marker-style-name="T1"/>
              </text:list-item>
            </text:list>
          </table:table-cell>
          <table:table-cell table:style-name="Таблица8.D3" office:value-type="string">
            <text:p text:style-name="P26" loext:marker-style-name="T3">Номер заказа</text:p>
          </table:table-cell>
          <table:covered-table-cell table:style-name="Таблица8.E1"/>
          <table:covered-table-cell table:style-name="Таблица8.A1"/>
        </table:table-row>
      </table:table>
      <text:p text:style-name="P27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1T03:07:45.579160988</meta:creation-date>
    <dc:date>2025-11-21T03:30:06.975264522</dc:date>
    <meta:editing-duration>PT20S</meta:editing-duration>
    <meta:editing-cycles>1</meta:editing-cycles>
    <meta:document-statistic meta:table-count="1" meta:image-count="0" meta:object-count="0" meta:page-count="2" meta:paragraph-count="140" meta:word-count="222" meta:character-count="1288" meta:non-whitespace-character-count="1205"/>
    <meta:generator>LibreOffice/25.8.2.1$Linux_X86_64 LibreOffice_project/580$Build-1</meta:generator>
  </office:meta>
</office:document-meta>
</file>